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officeooo:rsid="000f0fff" officeooo:paragraph-rsid="000f0fff"/>
    </style:style>
    <style:style style:name="T1" style:family="text">
      <style:text-properties officeooo:rsid="00107a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1">4</text:span></text:p>
      <text:p text:style-name="P1"/>
      <text:p text:style-name="P1">Creating the header</text:p>
      <text:p text:style-name="P1"><text:s/>I have decided to use a table format to split up different sections of the header. This has worked great for ormal size screens but it isnt responsive. When the screen is made smaller the header stays the same size. I tried adding .table and .table-responsive to the class of the tables but it didn't really do anything and it altered my formatting so for the time being im going to stick with and then come back and fix it if I have time.</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4:40:13.908060027</meta:creation-date>
    <dc:date>2018-03-05T14:44:01.815085742</dc:date>
    <meta:editing-duration>PT3M48S</meta:editing-duration>
    <meta:editing-cycles>2</meta:editing-cycles>
    <meta:generator>LibreOffice/6.0.1.1$Linux_X86_64 LibreOffice_project/00m0$Build-1</meta:generator>
    <meta:document-statistic meta:table-count="0" meta:image-count="0" meta:object-count="0" meta:page-count="1" meta:paragraph-count="4" meta:word-count="89" meta:character-count="466" meta:non-whitespace-character-count="378"/>
  </office:meta>
</office:document-meta>
</file>